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Andale Mono WT', 'Andale Mono', 'Bitstream Vera Sans Mono', 'Nimbus Mono L', Monaco, 'Courier New', monospace"/>
    <style:font-face style:name="Lohit Devanagari1" svg:font-family="'Lohit Devanagari'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b268b"/>
    </style:style>
    <style:style style:name="P2" style:family="paragraph" style:parent-style-name="Preformatted_20_Text">
      <style:paragraph-properties fo:break-before="page"/>
    </style:style>
    <style:style style:name="P3" style:family="paragraph" style:parent-style-name="Preformatted_20_Text">
      <style:paragraph-properties fo:break-before="page"/>
      <style:text-properties officeooo:paragraph-rsid="001b268b"/>
    </style:style>
    <style:style style:name="P4" style:family="paragraph" style:parent-style-name="Preformatted_20_Text">
      <style:paragraph-properties fo:break-before="page"/>
      <style:text-properties fo:font-variant="normal" fo:text-transform="none" fo:color="#000000" style:font-name="monospace" fo:font-size="10.5pt" fo:letter-spacing="normal" fo:font-style="normal" fo:font-weight="normal"/>
    </style:style>
    <style:style style:name="T1" style:family="text">
      <style:text-properties style:font-name="monospace" fo:font-size="10.5pt" fo:font-style="normal" fo:font-weight="normal"/>
    </style:style>
    <style:style style:name="T2" style:family="text">
      <style:text-properties officeooo:rsid="001b268b"/>
    </style:style>
    <style:style style:name="T3" style:family="text">
      <style:text-properties officeooo:rsid="001b53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setenv bootargs 'rw root=/dev/mmcblk1p1 rootwait</text:p>
      <text:p text:style-name="Standard"/>
      <text:p text:style-name="P1"/>
      <text:p text:style-name="Preformatted_20_Text"><text:s/></text:p>
      <text:p text:style-name="Preformatted_20_Text"/>
      <text:p text:style-name="Standard"/>
      <text:p text:style-name="Standard"/>
      <text:p text:style-name="P1">setenv bootcmd ‘ext<text:span text:style-name="T2">4</text:span>load mmc 0:1 0x48080000 /boot/Image;ext<text:span text:style-name="T2">4</text:span>load mmc 0:1 0x48000000 /boot/ rsetenv bootargs 'rw root=/dev/mmcblk1p1 rootwait8a7795<text:span text:style-name="T2">1</text:span>-ulcb.dtb;booti 0x48080000 - 0x48000000’</text:p>
      <text:p text:style-name="Standard"/>
      <text:p text:style-name="Standard">setenv bootargs ‘ip=<text:span text:style-name="T2">192.168.60.111</text:span>:::255.255.255.0:myRCAR:eth0:on rw root=/dev/mmcblk1p1 rootfstype=ext4 rootwait’</text:p>
      <text:p text:style-name="Standard"/>
      <text:p text:style-name="Preformatted_20_Text">saveenv</text:p>
      <text:p text:style-name="Standard"/>
      <text:p text:style-name="Standard"/>
      <text:p text:style-name="Standard"/>
      <text:p text:style-name="Standard"/>
      <text:p text:style-name="Standard">run bootcm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setenv bootcmd ext<text:span text:style-name="T2">4</text:span>load mmc 0:1 0x48080000 /boot/Image</text:p>
      <text:p text:style-name="P1">setenv bootcmd <text:s/>ext<text:span text:style-name="T2">4</text:span>load mmc 0:1 0x48000000 /boot/ r8a7795<text:span text:style-name="T2">1</text:span>-ulcb.dtb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_______________________________</text:p>
      <text:p text:style-name="P1"/>
      <text:p text:style-name="Preformatted_20_Text"/>
      <text:p text:style-name="Preformatted_20_Text">setenv bootargs 'rw root=/dev/mmcblk1p1 rootwait'</text:p>
      <text:p text:style-name="Preformatted_20_Text">ext<text:span text:style-name="T2">4</text:span>load mmc 0:1 0x48080000 /boot/Image</text:p>
      <text:p text:style-name="P1">ext<text:span text:style-name="T2">4</text:span>load mmc 0:1 0x48000000 /boot/r8a7795<text:span text:style-name="T2">1</text:span>-ulcb.dtb</text:p>
      <text:p text:style-name="Preformatted_20_Text">booti 0x48080000 - 0x48000000</text:p>
      <text:p text:style-name="Preformatted_20_Text">___________________________________</text:p>
      <text:p text:style-name="Preformatted_20_Text"/>
      <text:p text:style-name="Preformatted_20_Text"/>
      <text:p text:style-name="P2"/>
      <text:p text:style-name="P2"/>
      <text:p text:style-name="P2"/>
      <text:p text:style-name="P4">setenv bootcmd 'ext4load mmc 0:1 0x48000000 /boot/r8a7795<text:span text:style-name="T3">1</text:span>-ulcb.dtb; ext4load mmc 0:1 0x48080000 /boot/Image; booti 0x48080000 - 0x48000000'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Andale Mono WT', 'Andale Mono', 'Bitstream Vera Sans Mono', 'Nimbus Mono L', Monaco, 'Courier New', monospace"/>
    <style:font-face style:name="Lohit Devanagari1" svg:font-family="'Lohit Devanagari'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10:10:46.965177774</meta:creation-date>
    <dc:date>2022-06-30T17:45:10.370913303</dc:date>
    <meta:editing-duration>PT7H13M42S</meta:editing-duration>
    <meta:editing-cycles>1</meta:editing-cycles>
    <meta:document-statistic meta:table-count="0" meta:image-count="0" meta:object-count="0" meta:page-count="6" meta:paragraph-count="15" meta:word-count="86" meta:character-count="864" meta:non-whitespace-character-count="790"/>
    <meta:generator>LibreOffice/6.4.7.2$Linux_X86_64 LibreOffice_project/40$Build-2</meta:generator>
  </office:meta>
</office:document-meta>
</file>